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ecc5" officeooo:paragraph-rsid="0002ecc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ecc5" officeooo:paragraph-rsid="0002ecc5" style:font-size-asian="10.5pt" style:font-weight-asian="normal" style:font-size-complex="12pt" style:font-weight-complex="normal"/>
    </style:style>
    <style:style style:name="T1" style:family="text">
      <style:text-properties officeooo:rsid="00040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1">6</text:span></text:p>
      <text:p text:style-name="P1"/>
      <text:p text:style-name="P2">Question 1: Write a shell script to sort numbers using insertion sort of 10 numbers. </text:p>
      <text:p text:style-name="P2">Question 2: Write a shell script to sort numbers using bubble sort of 10 numbers. </text:p>
      <text:p text:style-name="P2">Question 3: Write a shell script to make a calculator having function: log(a), mul(a,b), sum(a, b). </text:p>
      <text:p text:style-name="P2">Question 4: Write a shell script to sort the strings. Strings must be taken from user as arguments. </text:p>
      <text:p text:style-name="P2">Question 5: Write a shell script to having function age() which calculate the age of person from </text:p>
      <text:p text:style-name="P2">current date. The DOB must be pass as arg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45:55.313932127</meta:creation-date>
    <dc:date>2017-08-23T15:04:48.529394513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92" meta:character-count="524" meta:non-whitespace-character-count="434"/>
  </office:meta>
</office:document-meta>
</file>